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4.199cm" style:use-optimal-column-width="false"/>
    </style:style>
    <style:style style:name="ro1" style:family="table-row">
      <style:table-row-properties style:row-height="1.482cm"/>
    </style:style>
    <style:style style:name="ro2" style:family="table-row">
      <style:table-row-properties style:row-height="1.4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Statistika Dasar Menggunakan R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List, Matriks, Array,</text:span></text:p>
            <text:p><text:span text:style-name="T1">dan Faktor</text:span></text:p>
            <text:p/>
            <text:p>Hari 1</text:p>
            <text:p>Sesi 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3.506cm" svg:x="1.217cm" svg:y="8.686cm" presentation:class="title" presentation:user-transformed="true">
          <draw:text-box>
            <text:p>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ka vektor adalah sekumpulan data yang bertipe sama, list lebih umum lagi</text:p>
              </text:list-item>
              <text:list-item>
                <text:p>List adalah vektor yang mengandung objek lainnya</text:p>
              </text:list-item>
              <text:list-item>
                <text:p>Objeknya bisa sama ataupun berbe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 angka &lt;- c(1,3,7,11)</text:p>
                <text:p>&gt; kata &lt;- c(“belajar”, “makan”, “minum”)</text:p>
                <text:p>&gt; logika &lt;- c(T,F,T,T,T,F,F,T)</text:p>
                <text:p>&gt; x &lt;- list(angka,kata,logika)</text:p>
                <text:p/>
                <text:p># x adalah salinan dari angka, kata, dan logika yang dimasukkan ke dalam sebuah list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mengakses anggota dari list menggunakan dua buah kurung siku</text:p>
                <text:p>&gt; x[[2]]</text:p>
              </text:list-item>
              <text:list-item>
                <text:p>Untuk memotong list (slicing), dapat menggunakan sebuah kurung siku</text:p>
                <text:p>&gt; x[2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Komponen List Berna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ma seperti vektor, kita bisa memberi nama pada anggota list</text:p>
                <text:p>&gt; names(x) &lt;- c(“angka”, “kata”, “logika”)</text:p>
              </text:list-item>
              <text:list-item>
                <text:p>Atau diberi nama pada saat pembuatan listnya</text:p>
                <text:p>&gt; x &lt;- list(angka=c(1,3,7,11), kata=c(“abc”,”def”,”ghij”), logika= 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Komponen List Berna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pemanggilan anggota pada list yang bernama dapat menggunakan nama sebagai indeksnya</text:p>
              </text:list-item>
              <text:list-item>
                <text:p>Pemanggilannya dapat menggunakan dua buah kurung siku, atau tanda dolar ($)</text:p>
                <text:p>&gt; x[[“angka”]]</text:p>
                <text:p>&gt; x$angk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ttach dan Detach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Sebuah list dapat dipasang ke search path R agar kita bisa mencari anggotanya tanpa menyebutkan listnya dengan fungsi attach</text:p>
                <text:p>&gt; y &lt;- list(blabla=c(“satu”, “dua”, “tiga”), cuapcuap=c(T,F,F,T,T,F,T))</text:p>
                <text:p>&gt; attach(y)</text:p>
              </text:list-item>
              <text:list-item>
                <text:p>Untuk menghilangkannya, gunakan fungsi detach</text:p>
                <text:p>&gt; detach(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1" draw:layer="layout" svg:width="25.199cm" svg:height="3.506cm" svg:x="1.217cm" svg:y="8.686cm" presentation:class="title" presentation:user-transformed="true">
          <draw:text-box>
            <text:p>Matrix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atri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triks adalah vektor yang diatur dalam layout 2-dimensi berbentuk persegi panjang</text:p>
              </text:list-item>
              <text:list-item>
                <text:p>Anggotanya harus memiliki tipe yang sam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atri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 A &lt;- matrix(</text:p>
                <text:p>+ c(1,2,3,4,5,6,7,8),</text:p>
                <text:p>+ nrow = 2, ncol = 4,</text:p>
                <text:p>+ byrow = TRUE)</text:p>
                <text:p/>
              </text:list-header>
              <text:list-item>
                <text:p>Default column = 1</text:p>
              </text:list-item>
              <text:list-item>
                <text:p>Default pengisian adalah by colum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kses Elemen Matri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emen dari matriks dapat diakses dengan menggunakan format A[m,n] dimana :</text:p>
                <text:list>
                  <text:list-header>
                    <text:p>A = nama matriksnya</text:p>
                    <text:p>m = nomor barisnya</text:p>
                    <text:p>n = nomor kolomnya</text:p>
                  </text:list-header>
                </text:list>
              </text:list-item>
              <text:list-item>
                <text:p>Dapat terlihat juga dari bingkai matriksnya</text:p>
                <text:p>&gt; A[2,3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kses Elemen Matri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emen matriks juga dapat diakses per baris maupun per kolom</text:p>
                <text:p>&gt; A[1, ]</text:p>
                <text:p>&gt; A[ ,4]</text:p>
              </text:list-item>
              <text:list-item>
                <text:p>Juga dapat diakses beberapa baris atau kolom sekaligus menggunakan vektor numerik</text:p>
                <text:p>&gt; A[ ,c(2,4)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Matriks Berna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ka kita memberi nama pada baris dan kolom matriks, maka kita bisa mengaksesnya menggunakan namanya</text:p>
                <text:p/>
                <text:p>&gt; dimnames(A) &lt;- list(</text:p>
                <text:p>+ c(“baris1”, “baris2”), <text:s text:c="3"/># nama baris duluan</text:p>
                <text:p>+ c(“kolom1”, “kolom2”, “kolom3”, “kolom4”)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Transpo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pose adalah fungsi pada matriks untuk membalik posisi baris dan kolomnya</text:p>
                <text:p>&gt; B = t(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enggabungkan Matri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ka matriks A dan B memiliki banyak kolom yang sama, kita bisa menggabungkan matriks dengan menyusun baris baris matriksnya</text:p>
                <text:p>&gt; rbind(A,B)</text:p>
              </text:list-item>
              <text:list-item>
                <text:p>Jika banyak barisnya sama, kita bisa menggabungkan matriks dengan menyusun kolom kolom matriksnya</text:p>
                <text:p>&gt; cbind(A,B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endekontruksi Matri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ita bisa mengambil elemen-elemen matriks (berdasarkan kolom dulu) dan menjadikannya sebuah vektor dengan fungsi c()</text:p>
                <text:p>&gt; c(A)</text:p>
              </text:list-item>
              <text:list-item>
                <text:p>Bagaimana jika ingin mengambil elemennya berdasarkan bari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erkalian Matri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ka kelas dari matriks tersebut adalah integer, numerik, atau kompleks, maka matriks tersebut dapat dikalikan</text:p>
              </text:list-item>
              <text:list-item>
                <text:p>Syarat : kolom matriks A = baris matriks B</text:p>
                <text:p>&gt; A%*%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Buat Matriks Berikut dalam R</text:p>
          </draw:text-box>
        </draw:frame>
        <draw:frame draw:style-name="standard" draw:layer="layout" svg:width="20.994cm" svg:height="10.375cm" svg:x="3.287cm" svg:y="6.35cm" presentation:class="table" presentation:user-transformed="true">
          <table:table table:template-name="sun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sun3">
              <table:table-cell/>
              <table:table-cell>
                <text:p>Usia</text:p>
              </table:table-cell>
              <table:table-cell>
                <text:p>Tinggi</text:p>
              </table:table-cell>
              <table:table-cell>
                <text:p>Berat</text:p>
              </table:table-cell>
              <table:table-cell>
                <text:p>Anak</text:p>
              </table:table-cell>
            </table:table-row>
            <table:table-row table:style-name="ro1" table:default-cell-style-name="sun2">
              <table:table-cell table:style-name="sun3">
                <text:p>Abdul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sun1">
              <table:table-cell table:style-name="sun3">
                <text:p>Budi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sun2">
              <table:table-cell table:style-name="sun3">
                <text:p>Chandra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sun1">
              <table:table-cell table:style-name="sun3">
                <text:p>Deni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sun2">
              <table:table-cell table:style-name="sun3">
                <text:p>Elang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sun1">
              <table:table-cell table:style-name="sun3">
                <text:p>Fauzi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draw:frame presentation:style-name="pr1" draw:layer="layout" svg:width="25.199cm" svg:height="3.506cm" svg:x="1.217cm" svg:y="8.686cm" presentation:class="title" presentation:user-transformed="true">
          <draw:text-box>
            <text:p>Array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rr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ray adalah objek yang dapat menyimpan data dalam 1,2, atau lebih dimensi</text:p>
              </text:list-item>
              <text:list-item>
                <text:p>Array 1 dimensi mirip seperti vektor, tetapi beberapa fungsi memperlakukannya berbeda</text:p>
              </text:list-item>
              <text:list-item>
                <text:p>Array 2 dimensi sama persis seperti matri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rra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ray dideklarasikan dalam format <text:line-break/><text:span text:style-name="T2">array(</text:span>&lt;data&gt;<text:span text:style-name="T2">,</text:span> &lt;dimensi&gt;<text:span text:style-name="T2">)</text:span></text:p>
              </text:list-item>
              <text:list-item>
                <text:p>Data dan dimensi disimpan dalam bentuk vektor</text:p>
                <text:p>&gt; A = array(letters, c(2,3,4,2)) # array 4 dimensi yang terdiri dari huruf abj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rray Berna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ma untuk elemen array dapat diberikan seperti pemberian nama untuk matriks :</text:p>
                <text:list>
                  <text:list-item>
                    <text:p>Menggunakan <text:span text:style-name="T2">names()</text:span> untuk nama elemen</text:p>
                  </text:list-item>
                  <text:list-item>
                    <text:p>Menggunakan <text:span text:style-name="T2">dimnames()</text:span> untuk nama baris/kolom</text:p>
                  </text:list-item>
                </text:list>
              </text:list-item>
              <text:list-item>
                <text:p>Fungsi <text:span text:style-name="T2">dimnames()</text:span> diisi dengan list sesuai dengan urutan dimensinya </text:p>
              </text:list-item>
              <text:list-item>
                <text:p>Untuk menamai array dengan dim = c(2,3,4,2) artinya dibutuhkan list berisi 4 anggota : list pertama berisi 2 anggota (untuk nama baris), list kedua berisi 3 anggota (untuk nama kolom), list ketiga berisi 4 anggota (untuk nama matriks), d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rray Berna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 A &lt;- array(1:6, c(2,3), dimnames=list(c(“satu”, “dua”), c(“ichi”, “ni”, “san”)))</text:p>
                <text:p>&gt; B &lt;- array(letters,c(3,2))</text:p>
                <text:p>&gt; dimnames(B) &lt;- list(c(“siji”, “loro”, “telu”), c(“one”, “two”))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Fak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ktor (factor) adalah variabel berupa karakter pada R yang memiliki beberapa nilai berbeda dengan jenis yang terbatas. </text:p>
              </text:list-item>
              <text:list-item>
                <text:p>Disebut juga variabel kategori (categorical variables) atau tipe enumerated. </text:p>
              </text:list-item>
              <text:list-item>
                <text:p>Faktor disimpan dalam bentuk vektor berisi bilangan bulat dengan sejumlah karakter yang berkorespondensi denganny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ategorical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ki-laki, Perempuan</text:p>
              </text:list-item>
              <text:list-item>
                <text:p>SD, SMP, SMA, S1, S2, S3</text:p>
              </text:list-item>
              <text:list-item>
                <text:p>Golongan darah</text:p>
              </text:list-item>
              <text:list-item>
                <text:p>Warna mobil</text:p>
              </text:list-item>
              <text:list-item>
                <text:p>Kota tempat tinggal</text:p>
              </text:list-item>
              <text:list-item>
                <text:p>Nama hari</text:p>
              </text:list-item>
              <text:list-item>
                <text:p>Nama bulan</text:p>
              </text:list-item>
              <text:list-item>
                <text:p>Sangat Puas, Puas, Cukup, Kurang Puas, Tidak Puas</text:p>
              </text:list-item>
              <text:list-item>
                <text:p>d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Fak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rdered Factor</text:p>
                <text:list>
                  <text:list-header>
                    <text:p>Cocok untuk tipe data ordinal</text:p>
                  </text:list-header>
                </text:list>
              </text:list-item>
              <text:list-item>
                <text:p>Unordered Factor</text:p>
                <text:list>
                  <text:list-header>
                    <text:p>Cocok untuk tipe data nominal</text:p>
                    <text:p/>
                  </text:list-header>
                </text:list>
                <text:p>Dikendalikan oleh atribut orde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Fak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ktor dibuat dengan format berikut :</text:p>
                <text:p>factor( x = character(), levels, labels = levels, exclude = NA, ordered= is.ordered(x), nmax=N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at vektor yang berisi nama hari </text:p>
                <text:p>&gt; hari = c(“Ahad”, “Senin”, “Selasa”, “Rabu”, “Kamis”, “Jumat”, “Sabtu”)</text:p>
              </text:list-item>
              <text:list-item>
                <text:p>Buat sebuah vektor lain yang berisi daftar hari kelahiran peserta training (bisa data real bisa dummy). Untuk memudahkan, dirandom saja</text:p>
                <text:p>&gt; harilahir =hari[ceiling(runif(100,min=0, max=7))]</text:p>
              </text:list-item>
              <text:list-item>
                <text:p>*note : runif = random uniform distrib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gt; fachl &lt;- factor(harilahir)</text:p>
                <text:p>&gt; fachl &lt;- factor(harilahir, levels=hari)</text:p>
                <text:p>&gt; fachl &lt;- factor(harilahir, levels=hari, ordered=TRU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Fak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ktor berfungsi untuk menyimpan data karakter secara efektif dalam memori, karena setiap kemunculan karakter yang unik disimpan hanya sekali, datanya sendiri disimpan dalam bentuk integ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16:15:38.165012792</meta:creation-date>
    <dc:date>2018-02-18T11:32:21.327698771</dc:date>
    <meta:editing-duration>PT6H38M23S</meta:editing-duration>
    <meta:editing-cycles>11</meta:editing-cycles>
    <meta:generator>LibreOffice/5.1.6.2$Linux_X86_64 LibreOffice_project/10m0$Build-2</meta:generator>
    <meta:document-statistic meta:object-count="142"/>
  </office:meta>
</office:document-meta>
</file>